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668cm"/>
        </style:tab-stops>
      </style:paragraph-properties>
      <style:text-properties fo:color="#000000" loext:opacity="100%" style:font-name="Liberation Serif" fo:font-size="12pt" officeooo:rsid="0009c8ee" officeooo:paragraph-rsid="0009c8ee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6.668cm"/>
        </style:tab-stops>
      </style:paragraph-properties>
      <style:text-properties fo:color="#000000" loext:opacity="100%" style:font-name="Liberation Serif" fo:font-size="12pt" officeooo:paragraph-rsid="0009c8ee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6.668cm"/>
        </style:tab-stops>
      </style:paragraph-properties>
      <style:text-properties officeooo:paragraph-rsid="0009c8ee"/>
    </style:style>
    <style:style style:name="P4" style:family="paragraph" style:parent-style-name="Standard">
      <style:paragraph-properties>
        <style:tab-stops>
          <style:tab-stop style:position="6.668cm"/>
        </style:tab-stops>
      </style:paragraph-properties>
      <style:text-properties officeooo:rsid="0009c8ee" officeooo:paragraph-rsid="0009c8ee"/>
    </style:style>
    <style:style style:name="P5" style:family="paragraph" style:parent-style-name="Standard">
      <style:paragraph-properties>
        <style:tab-stops>
          <style:tab-stop style:position="6.668cm"/>
        </style:tab-stops>
      </style:paragraph-properties>
      <style:text-properties officeooo:paragraph-rsid="0009d654"/>
    </style:style>
    <style:style style:name="P6" style:family="paragraph" style:parent-style-name="Standard">
      <style:paragraph-properties>
        <style:tab-stops>
          <style:tab-stop style:position="6.668cm"/>
        </style:tab-stops>
      </style:paragraph-properties>
      <style:text-properties officeooo:rsid="0009d654" officeooo:paragraph-rsid="000ce997"/>
    </style:style>
    <style:style style:name="P7" style:family="paragraph" style:parent-style-name="Standard">
      <style:paragraph-properties>
        <style:tab-stops>
          <style:tab-stop style:position="6.668cm"/>
        </style:tab-stops>
      </style:paragraph-properties>
      <style:text-properties officeooo:rsid="0009d654" officeooo:paragraph-rsid="0009d654"/>
    </style:style>
    <style:style style:name="P8" style:family="paragraph" style:parent-style-name="Standard">
      <style:paragraph-properties>
        <style:tab-stops>
          <style:tab-stop style:position="6.668cm"/>
        </style:tab-stops>
      </style:paragraph-properties>
      <style:text-properties officeooo:paragraph-rsid="000e40ac"/>
    </style:style>
    <style:style style:name="P9" style:family="paragraph" style:parent-style-name="Standard">
      <style:paragraph-properties>
        <style:tab-stops>
          <style:tab-stop style:position="6.668cm"/>
        </style:tab-stops>
      </style:paragraph-properties>
      <style:text-properties officeooo:rsid="000ff25a" officeooo:paragraph-rsid="000ff25a"/>
    </style:style>
    <style:style style:name="P10" style:family="paragraph" style:parent-style-name="Standard">
      <style:paragraph-properties>
        <style:tab-stops>
          <style:tab-stop style:position="6.668cm"/>
        </style:tab-stops>
      </style:paragraph-properties>
      <style:text-properties officeooo:paragraph-rsid="000ff25a"/>
    </style:style>
    <style:style style:name="P11" style:family="paragraph" style:parent-style-name="Standard">
      <style:paragraph-properties>
        <style:tab-stops>
          <style:tab-stop style:position="6.668cm"/>
        </style:tab-stops>
      </style:paragraph-properties>
      <style:text-properties officeooo:paragraph-rsid="00119da4"/>
    </style:style>
    <style:style style:name="P12" style:family="paragraph" style:parent-style-name="Standard">
      <style:paragraph-properties>
        <style:tab-stops>
          <style:tab-stop style:position="6.668cm"/>
        </style:tab-stops>
      </style:paragraph-properties>
      <style:text-properties officeooo:rsid="0014f9a0" officeooo:paragraph-rsid="0014f9a0"/>
    </style:style>
    <style:style style:name="T1" style:family="text">
      <style:text-properties fo:color="#000000" loext:opacity="100%" style:font-name="Liberation Serif" fo:font-size="12pt" officeooo:rsid="0009c8ee" style:font-size-asian="12pt" style:font-size-complex="12pt"/>
    </style:style>
    <style:style style:name="T2" style:family="text">
      <style:text-properties fo:color="#000000" loext:opacity="100%" style:font-name="Liberation Serif" fo:font-size="12pt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9c8ee"/>
    </style:style>
    <style:style style:name="T6" style:family="text">
      <style:text-properties fo:font-variant="normal" fo:text-transform="none" fo:letter-spacing="normal" fo:font-style="normal" fo:font-weight="normal" officeooo:rsid="0009d654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c8ee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d654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e997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40ac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f25a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f25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9da4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_ Levante union deportiva.</text:p>
      <text:p text:style-name="P1"/>
      <text:p text:style-name="P1"/>
      <text:p text:style-name="P1">2_ sage murano.</text:p>
      <text:p text:style-name="P2"/>
      <text:p text:style-name="P3"><text:span text:style-name="T1">3_ </text:span><text:span text:style-name="T2"><text:s/></text:span><text:span text:style-name="T1">L</text:span><text:span text:style-name="Strong_20_Emphasis"><text:span text:style-name="T3">a implantación de un nuevo ERP <text:s/>como un punto clave para garantizar la viabilidad</text:span></text:span><text:span text:style-name="T3">.</text:span><text:span text:style-name="T2"> </text:span></text:p>
      <text:p text:style-name="P2"/>
      <text:p text:style-name="P2"/>
      <text:p text:style-name="P4"><text:span text:style-name="T2">4_ D</text:span><text:span text:style-name="T3">esplegó los </text:span><text:span text:style-name="Strong_20_Emphasis"><text:span text:style-name="T3">módulos financiero, de nómina y RRHH, ventas, compras y gestión de almacenes</text:span></text:span><text:span text:style-name="T3">, así como el </text:span><text:span text:style-name="Strong_20_Emphasis"><text:span text:style-name="T3">módulo TPV para la gestión de la tienda del club</text:span></text:span><text:span text:style-name="T3">, además de </text:span><text:span text:style-name="Strong_20_Emphasis"><text:span text:style-name="T3">herramientas CRM, de gestión documental y de BI</text:span></text:span><text:span text:style-name="T3">. </text:span></text:p>
      <text:p text:style-name="P1"><text:span text:style-name="T4"/></text:p>
      <text:p text:style-name="P2"><text:span text:style-name="T5">5_ <text:s/></text:span><text:span text:style-name="T6">U</text:span><text:span text:style-name="T4">suarios en el área de RRHH para los temas de nomina y en el área de contabilidad y administración, además del director financiero, que lleva el control de la tesorería, la planificación y el control presupuestario; el director comercial para contratos, sponsors, patrocinios, etc.; y la administrativa de la Escuela de Futbol Base”.</text:span></text:p>
      <text:p text:style-name="P2"><text:span text:style-name="T5"/></text:p>
      <text:p text:style-name="P5"><text:span text:style-name="T7">6</text:span><text:span text:style-name="T8">_ <text:s/>L</text:span><text:span text:style-name="T3">as </text:span><text:span text:style-name="Strong_20_Emphasis"><text:span text:style-name="T3">mejoras en la planificación y el control de la tesorería</text:span></text:span><text:span text:style-name="T3">, la </text:span><text:span text:style-name="Strong_20_Emphasis"><text:span text:style-name="T3">gestión en base al dato único</text:span></text:span><text:span text:style-name="T3"> que evita duplicidades, el </text:span><text:span text:style-name="Strong_20_Emphasis"><text:span text:style-name="T3">manejo de información fiable en tiempo real</text:span></text:span><text:span text:style-name="T3">, la </text:span><text:span text:style-name="Strong_20_Emphasis"><text:span text:style-name="T3">gestión optimizada de la tienda</text:span></text:span><text:span text:style-name="T3"> con un control exhaustivo del stock, la </text:span><text:span text:style-name="Strong_20_Emphasis"><text:span text:style-name="T3">simplificación en la gestión del contratos de patrocinios</text:span></text:span><text:span text:style-name="T3">, el </text:span><text:span text:style-name="Strong_20_Emphasis"><text:span text:style-name="T3">aprovechamiento de los recursos</text:span></text:span><text:span text:style-name="T3"> y el</text:span><text:span text:style-name="Strong_20_Emphasis"><text:span text:style-name="T9"> </text:span></text:span><text:span text:style-name="Strong_20_Emphasis"><text:span text:style-name="T3">incremento de la agilidad y la eficacia en la gestión</text:span></text:span><text:span text:style-name="T3">, sin olvidar la</text:span><text:span text:style-name="Strong_20_Emphasis"><text:span text:style-name="T9"> </text:span></text:span><text:span text:style-name="Strong_20_Emphasis"><text:span text:style-name="T3">idealización de los abonados</text:span></text:span><text:span text:style-name="T3">. </text:span></text:p>
      <text:p text:style-name="P5"><text:span text:style-name="T3"/></text:p>
      <text:p text:style-name="P6"><text:span text:style-name="T3">7_ Mejoras </text:span><text:span text:style-name="T10">en </text:span><text:span text:style-name="Strong_20_Emphasis"><text:span text:style-name="T10">ventas, compras,</text:span></text:span><text:span text:style-name="T3"> en la gestión de la tienda del club.</text:span></text:p>
      <text:p text:style-name="P7"><text:span text:style-name="T3"/></text:p>
      <text:p text:style-name="P5"><text:span text:style-name="T8">8_ Mejoras estadísticas </text:span><text:span text:style-name="T10">económicas</text:span><text:span text:style-name="T8">, </text:span><text:span text:style-name="Strong_20_Emphasis"><text:span text:style-name="T8">planificación y el control de la tesorería.</text:span></text:span><text:span text:style-name="T8"> </text:span></text:p>
      <text:p text:style-name="P5"><text:span text:style-name="T8"/></text:p>
      <text:p text:style-name="P8"><text:span text:style-name="T8">9</text:span><text:span text:style-name="T11">_ <text:s/></text:span><text:span text:style-name="T3">Intersoft Global es una empresa de consultoría y desarrollo de software que ofrece soluciones tecnológicas para empresas y organizaciones. Se especializa en proporcionar servicios como desarrollo de software personalizado, implementación de soluciones de tecnología de la información (TI), consultoría en transformación digital, desarrollo de aplicaciones móviles y soluciones en la nube. </text:span></text:p>
      <text:p text:style-name="P8"><text:span text:style-name="T11"/></text:p>
      <text:p text:style-name="P9"><text:span text:style-name="T11">1</text:span><text:span text:style-name="T3">0_ 1300 aprox.</text:span></text:p>
      <text:p text:style-name="P9"><text:span text:style-name="T3"/></text:p>
      <text:p text:style-name="P10"><text:span text:style-name="T12">11_ </text:span><text:span text:style-name="T3">Sage Business Cloud</text:span><text:span text:style-name="T12">, Salvia 50cloud, <text:s/>Sage 200cloud , Salvia X3, <text:s/>Gente sabia, <text:s/>Programa de socios de Sage y Sage Servicios Profesionales.</text:span></text:p>
      <text:p text:style-name="P10"><text:span text:style-name="T12"/></text:p>
      <text:p text:style-name="P10"><text:span text:style-name="T12">12_ </text:span><text:span text:style-name="Strong_20_Emphasis"><text:span text:style-name="T13">Sage Business Cloud Nombre, Salvia 50cloud y Contabilidad de Sage Business Cloud</text:span></text:span><text:span text:style-name="Strong_20_Emphasis"><text:span text:style-name="T14">.</text:span></text:span><text:span text:style-name="T14"> </text:span></text:p>
      <text:p text:style-name="P10"><text:span text:style-name="T14"/></text:p>
      <text:p text:style-name="P11"><text:span text:style-name="T13">13_ </text:span><text:span text:style-name="T14">Salvia X3, <text:s/></text:span><text:span text:style-name="T13">Sage Business Cloud Enterprise Management, <text:s/>Sage 200cloud,Gente sabia, Sage X3 Personas </text:span><text:span text:style-name="T15">y</text:span><text:span text:style-name="T13"> Gestión empresarial de Sage.</text:span></text:p>
      <text:p text:style-name="P11"><text:span text:style-name="T13"/></text:p>
      <text:p text:style-name="P12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20:03:16.284000000</meta:creation-date>
    <dc:date>2024-09-13T20:40:38.874000000</dc:date>
    <meta:editing-duration>PT27M6S</meta:editing-duration>
    <meta:editing-cycles>6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3" meta:word-count="322" meta:character-count="2044" meta:non-whitespace-character-count="1719"/>
  </office:meta>
</office:document-meta>
</file>